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6392" officeooo:paragraph-rsid="00126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</text:p>
      <text:p text:style-name="P1"><text:tab/>name</text:p>
      <text:p text:style-name="P1"><text:tab/>username</text:p>
      <text:p text:style-name="P1"><text:tab/>password</text:p>
      <text:p text:style-name="P1"><text:tab/>phone No.</text:p>
      <text:p text:style-name="P1"><text:tab/>Email</text:p>
      <text:p text:style-name="P1"><text:tab/>technologies (many)</text:p>
      <text:p text:style-name="P1"/>
      <text:p text:style-name="P1"/>
      <text:p text:style-name="P1">Question</text:p>
      <text:p text:style-name="P1"><text:tab/>User(FK)</text:p>
      <text:p text:style-name="P1"><text:tab/>question</text:p>
      <text:p text:style-name="P1"/>
      <text:p text:style-name="P1"/>
      <text:p text:style-name="P1">Answer</text:p>
      <text:p text:style-name="P1"><text:tab/>Question(FK)</text:p>
      <text:p text:style-name="P1"><text:tab/>answ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6:01:56.974312122</meta:creation-date>
    <dc:date>2020-05-11T16:05:00.574850997</dc:date>
    <meta:editing-duration>PT3M5S</meta:editing-duration>
    <meta:editing-cycles>1</meta:editing-cycles>
    <meta:document-statistic meta:table-count="0" meta:image-count="0" meta:object-count="0" meta:page-count="1" meta:paragraph-count="13" meta:word-count="15" meta:character-count="115" meta:non-whitespace-character-count="103"/>
    <meta:generator>LibreOffice/6.0.7.3$Linux_X86_64 LibreOffice_project/00m0$Build-3</meta:generator>
  </office:meta>
</office:document-meta>
</file>